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ontext.getTheFolder( String 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lContext.removeAllFold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ailContex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xt.MailContext( 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xt.get( Object key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MailContext.getParamet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xt.putFolder( Folder fo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ilContext.removeStor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ilContext.putFolder( Folder [ ] fol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Context.getFolder( String fold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Context.getParameterAsInteger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Context.setRequest( 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xt.canoncializeFoldername( String f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